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Comp%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>
            <draw:frame table:end-cell-address="'Comp%'.P41" table:end-x="0.5709in" table:end-y="0.1772in" draw:z-index="0" draw:style-name="gr1" svg:width="12.0839in" svg:height="7.635in" svg:x="0.0441in" svg:y="0.0417in">
              <draw:object draw:notify-on-update-of-ranges="'Comp%'.A1:'Comp%'.A63 'Comp%'.B1:'Comp%'.B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23547284466388">
            <text:p>6.235472844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77237899458045">
            <text:p>3.772378994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12342292923752">
            <text:p>3.123422929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74172330629248">
            <text:p>2.741723306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9553723992361">
            <text:p>2.59553723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40065952184666">
            <text:p>2.400659521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31346635570528">
            <text:p>2.31346635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25506812894649">
            <text:p>2.255068128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20483948251078">
            <text:p>2.204839482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11448275862069">
            <text:p>2.114482758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08769965666517">
            <text:p>2.087699656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07520510483136">
            <text:p>2.075205104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07926736586107">
            <text:p>2.079267365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0248584246525">
            <text:p>2.024858424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00816837147693">
            <text:p>2.008168371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99737768786993">
            <text:p>1.997377687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98232169954476">
            <text:p>1.982321699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98700092850511">
            <text:p>1.987000928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97561919504644">
            <text:p>1.97561919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92679568576455">
            <text:p>1.926795685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94537260082369">
            <text:p>1.945372600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93929686874349">
            <text:p>1.939296868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91790522138355">
            <text:p>1.917905221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90751491694888">
            <text:p>1.907514916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91384261918438">
            <text:p>1.913842619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91175974354648">
            <text:p>1.911759743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9157502960582">
            <text:p>1.91575029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90887310687088">
            <text:p>1.908873106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92166103503468">
            <text:p>1.92166103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90568201870478">
            <text:p>1.905682018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89354339313359">
            <text:p>1.893543393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92474355287125">
            <text:p>1.924743552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.89291978214714">
            <text:p>1.892919782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89160707564923">
            <text:p>1.891607075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9059982094897">
            <text:p>1.905998209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.89640043872769">
            <text:p>1.896400438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91561266821815">
            <text:p>1.915612668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90372259051504">
            <text:p>1.903722590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90773935048503">
            <text:p>1.907739350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89555064689176">
            <text:p>1.895550646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89820618111087">
            <text:p>1.898206181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.88279489105935">
            <text:p>1.882794891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92714617169374">
            <text:p>1.927146171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90759408602151">
            <text:p>1.90759408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93755992329818">
            <text:p>1.937559923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92041032897064">
            <text:p>1.92041032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92011584409316">
            <text:p>1.920115844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90905757242391">
            <text:p>1.909057572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92637561353655">
            <text:p>1.926375613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91848480792397">
            <text:p>1.918484807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.91268577494692">
            <text:p>1.9126857749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94101951973038">
            <text:p>1.941019519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.92780567241145">
            <text:p>1.927805672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.92455172413793">
            <text:p>1.924551724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9260966750489">
            <text:p>1.92609667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.95894160583942">
            <text:p>1.958941605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.95015197568389">
            <text:p>1.950151975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.94810826977718">
            <text:p>1.948108269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95288197621226">
            <text:p>1.952881976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.93974806495675">
            <text:p>1.93974806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.95009416195857">
            <text:p>1.95009416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.98470798763625">
            <text:p>1.9847079876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Sheet2.P41" table:end-x="0.5709in" table:end-y="0.1772in" draw:z-index="0" draw:style-name="gr1" svg:width="12.0839in" svg:height="7.635in" svg:x="0.0441in" svg:y="0.0417in">
              <draw:object draw:notify-on-update-of-ranges="Sheet2.A1:Sheet2.A63 Sheet2.B1:Sheet2.B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88">
            <text:p>25.8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.24">
            <text:p>54.2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.42">
            <text:p>75.4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1.4">
            <text:p>91.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8.58">
            <text:p>98.5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9.62">
            <text:p>109.6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5.42">
            <text:p>115.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1.34">
            <text:p>121.3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2.74">
            <text:p>122.7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6.76">
            <text:p>126.7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1.8">
            <text:p>131.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2.42">
            <text:p>132.4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0.78">
            <text:p>130.7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2.08">
            <text:p>132.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4.9">
            <text:p>134.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5.32">
            <text:p>135.3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5.4">
            <text:p>135.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2.1">
            <text:p>132.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4.78">
            <text:p>134.7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1.72">
            <text:p>131.7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8.66">
            <text:p>128.6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0.88">
            <text:p>130.8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5.9">
            <text:p>125.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1.44">
            <text:p>121.4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8.7">
            <text:p>118.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7.12">
            <text:p>117.1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8.96">
            <text:p>118.9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6.94">
            <text:p>116.9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0.88">
            <text:p>110.8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8.34">
            <text:p>108.3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9.86">
            <text:p>109.8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6.28">
            <text:p>106.2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1.22">
            <text:p>111.2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7.36">
            <text:p>107.3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3.72">
            <text:p>103.7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9.2">
            <text:p>99.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0.68">
            <text:p>100.6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6.96">
            <text:p>96.9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6.78">
            <text:p>96.7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5.28">
            <text:p>95.2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0.38">
            <text:p>90.3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1.2">
            <text:p>91.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8.74">
            <text:p>88.7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8.2">
            <text:p>88.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5.22">
            <text:p>85.2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4.46">
            <text:p>84.4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2.26">
            <text:p>82.2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8.66">
            <text:p>78.6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.76">
            <text:p>75.7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6.66">
            <text:p>76.6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3.82">
            <text:p>73.8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3.26">
            <text:p>73.2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2.82">
            <text:p>72.8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2.22">
            <text:p>72.2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0.96">
            <text:p>70.9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6.58">
            <text:p>66.5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4.36">
            <text:p>64.3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7.08">
            <text:p>67.0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.06">
            <text:p>67.0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6.28">
            <text:p>66.2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6.02">
            <text:p>66.0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2:5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8T12:35:53.71</meta:creation-date>
    <dc:date>2011-03-25T12:55:45.24</dc:date>
    <meta:editing-duration>PT1H15M34S</meta:editing-duration>
    <meta:editing-cycles>4</meta:editing-cycles>
    <meta:generator>LibreOffice/3.3$Win32 LibreOffice_project/330m19$Build-6</meta:generator>
    <meta:document-statistic meta:table-count="3" meta:cell-count="2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694cm" svg:height="19.394cm" xlink:href=".." xlink:type="simple" chart:class="chart:line" chart:style-name="ch1">
        <chart:legend chart:legend-position="end" svg:x="28.377cm" svg:y="9.389cm" chart:style-name="ch2"/>
        <chart:plot-area chart:style-name="ch3" table:cell-range-address="'Comp%'.A1:'Comp%'.B63" chart:data-source-has-labels="column" svg:x="1.063cm" svg:y="1.683cm" svg:width="26.088cm" svg:height="16.904cm">
          <chartooo:coordinate-region svg:x="1.499cm" svg:y="1.896cm" svg:width="25.466cm" svg:height="16.018cm"/>
          <chart:axis chart:dimension="x" chart:name="primary-x" chart:style-name="ch4">
            <chart:categories table:cell-range-address="'Comp%'.A1:'Comp%'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p%'.B1:'Comp%'.B63" chart:class="chart:line"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Comp%'.A1:'Comp%'.A63</svg:desc>
                </draw:g>
              </table:table-cell>
              <table:table-cell office:value-type="float" office:value="7">
                <text:p>7</text:p>
                <draw:g>
                  <svg:desc>'Comp%'.B1:'Comp%'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3547284466388">
                <text:p>6.23547284466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7237899458045">
                <text:p>3.77237899458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2342292923752">
                <text:p>3.12342292923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4172330629248">
                <text:p>2.74172330629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9553723992361">
                <text:p>2.59553723992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065952184666">
                <text:p>2.40065952184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1346635570528">
                <text:p>2.31346635570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506812894649">
                <text:p>2.25506812894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0483948251078">
                <text:p>2.20483948251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1448275862069">
                <text:p>2.11448275862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8769965666517">
                <text:p>2.08769965666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7520510483136">
                <text:p>2.07520510483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7926736586107">
                <text:p>2.07926736586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248584246525">
                <text:p>2.0248584246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816837147693">
                <text:p>2.00816837147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737768786993">
                <text:p>1.99737768786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8232169954476">
                <text:p>1.98232169954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8700092850511">
                <text:p>1.98700092850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7561919504644">
                <text:p>1.97561919504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2679568576455">
                <text:p>1.92679568576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4537260082369">
                <text:p>1.94537260082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3929686874349">
                <text:p>1.93929686874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1790522138355">
                <text:p>1.91790522138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0751491694888">
                <text:p>1.90751491694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1384261918438">
                <text:p>1.91384261918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1175974354648">
                <text:p>1.91175974354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157502960582">
                <text:p>1.9157502960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0887310687088">
                <text:p>1.90887310687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2166103503468">
                <text:p>1.92166103503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0568201870478">
                <text:p>1.90568201870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9354339313359">
                <text:p>1.89354339313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474355287125">
                <text:p>1.92474355287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9291978214714">
                <text:p>1.89291978214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9160707564923">
                <text:p>1.89160707564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059982094897">
                <text:p>1.9059982094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9640043872769">
                <text:p>1.89640043872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1561266821815">
                <text:p>1.91561266821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0372259051504">
                <text:p>1.90372259051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0773935048503">
                <text:p>1.907739350485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9555064689176">
                <text:p>1.89555064689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9820618111087">
                <text:p>1.898206181110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8279489105935">
                <text:p>1.88279489105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2714617169374">
                <text:p>1.9271461716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0759408602151">
                <text:p>1.90759408602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3755992329818">
                <text:p>1.93755992329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2041032897064">
                <text:p>1.92041032897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2011584409316">
                <text:p>1.92011584409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0905757242391">
                <text:p>1.909057572423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2637561353655">
                <text:p>1.926375613536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1848480792397">
                <text:p>1.91848480792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268577494692">
                <text:p>1.91268577494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4101951973038">
                <text:p>1.94101951973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780567241145">
                <text:p>1.92780567241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2455172413793">
                <text:p>1.924551724137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260966750489">
                <text:p>1.92609667504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5894160583942">
                <text:p>1.958941605839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5015197568389">
                <text:p>1.95015197568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4810826977718">
                <text:p>1.948108269777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5288197621226">
                <text:p>1.95288197621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3974806495675">
                <text:p>1.939748064956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5009416195857">
                <text:p>1.950094161958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8470798763625">
                <text:p>1.98470798763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694cm" svg:height="19.394cm" xlink:href=".." xlink:type="simple" chart:class="chart:line" chart:style-name="ch1">
        <chart:legend chart:legend-position="end" svg:x="28.377cm" svg:y="9.389cm" chart:style-name="ch2"/>
        <chart:plot-area chart:style-name="ch3" table:cell-range-address="Sheet2.A1:Sheet2.B63" chart:data-source-has-labels="column" svg:x="1.063cm" svg:y="1.683cm" svg:width="26.088cm" svg:height="16.904cm">
          <chartooo:coordinate-region svg:x="1.87cm" svg:y="1.895cm" svg:width="25.095cm" svg:height="16.019cm"/>
          <chart:axis chart:dimension="x" chart:name="primary-x" chart:style-name="ch4">
            <chart:categories table:cell-range-address="Sheet2.A1:Sheet2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63" chart:class="chart:line"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2.A1:Sheet2.A63</svg:desc>
                </draw:g>
              </table:table-cell>
              <table:table-cell office:value-type="float" office:value="2">
                <text:p>2</text:p>
                <draw:g>
                  <svg:desc>Sheet2.B1:Sheet2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24">
                <text:p>54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.42">
                <text:p>75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.58">
                <text:p>98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.62">
                <text:p>109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.34">
                <text:p>121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.74">
                <text:p>122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.76">
                <text:p>126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8">
                <text:p>13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.42">
                <text:p>132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8">
                <text:p>130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.08">
                <text:p>132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.32">
                <text:p>135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.78">
                <text:p>134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.72">
                <text:p>131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66">
                <text:p>128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88">
                <text:p>130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.44">
                <text:p>121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.7">
                <text:p>11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.12">
                <text:p>117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.96">
                <text:p>118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.94">
                <text:p>116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.88">
                <text:p>110.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.34">
                <text:p>108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.28">
                <text:p>106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.22">
                <text:p>111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.36">
                <text:p>107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.72">
                <text:p>103.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.68">
                <text:p>100.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.96">
                <text:p>96.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.78">
                <text:p>96.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.28">
                <text:p>95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38">
                <text:p>90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.74">
                <text:p>88.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.22">
                <text:p>85.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.46">
                <text:p>84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.26">
                <text:p>82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.66">
                <text:p>78.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76">
                <text:p>75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.66">
                <text:p>76.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26">
                <text:p>73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.82">
                <text:p>72.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.22">
                <text:p>72.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.96">
                <text:p>70.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58">
                <text:p>66.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06">
                <text:p>67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28">
                <text:p>66.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